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language="en" fo:country="US"/>
    </style:style>
    <style:style style:name="P2" style:parent-style-name="Standaard" style:family="paragraph">
      <style:text-properties fo:language="en" fo:country="US"/>
    </style:style>
  </office:automatic-styles>
  <office:body>
    <office:text text:use-soft-page-breaks="true">
      <text:p text:style-name="P1">A1<text:s/>The difference between Archaeology and Ethnography is that archaeology focuses on the study of the ancient and recent human past through material remains, while ethnography studies groups of living people and their culture by<text:s/>observation.<text:line-break/>A2 They’re pretty important, depending on what you think is important. We can learn from the past, and we can definitely learn from the way other people live their lives.</text:p>
      <text:p text:style-name="P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wel Paton</meta:initial-creator>
    <dc:creator>Pawel Paton</dc:creator>
    <meta:creation-date>2020-09-30T07:55:00Z</meta:creation-date>
    <dc:date>2020-09-30T08:01:00Z</dc:date>
    <meta:template xlink:href="Normal" xlink:type="simple"/>
    <meta:editing-cycles>1</meta:editing-cycles>
    <meta:editing-duration>PT360S</meta:editing-duration>
    <meta:document-statistic meta:page-count="1" meta:paragraph-count="1" meta:word-count="63" meta:character-count="413" meta:row-count="2" meta:non-whitespace-character-count="351"/>
  </office:meta>
</office:document-meta>
</file>